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5909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457in"/>
    </style:style>
    <style:style style:name="co6" style:family="table-column">
      <style:table-column-properties fo:break-before="auto" style:column-width="0.695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none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order-left="0.0008in solid #000000" fo:border-right="0.0008in solid #000000" fo:border-top="0.0008in solid #000000"/>
    </style:style>
  </office:automatic-styles>
  <office:body>
    <office:spreadsheet>
      <table:table table:name="localT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6" table:number-rows-spanned="3">
            <text:p># This test was on node04. The Namenode and Datanode are setup on # node04 with replication factor of 3. The fuse-dfs mount is also # mounted in node04:/tmp. Reads and writes occur locally through dd as well.</text:p>
          </table:table-cell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test_name</text:p>
          </table:table-cell>
          <table:table-cell office:value-type="string">
            <text:p>direction</text:p>
          </table:table-cell>
          <table:table-cell office:value-type="string">
            <text:p>block(KB)</text:p>
          </table:table-cell>
          <table:table-cell office:value-type="string">
            <text:p>TESTSIZE(KB)</text:p>
          </table:table-cell>
          <table:table-cell office:value-type="string">
            <text:p>transfer_time(secs)</text:p>
          </table:table-cell>
          <table:table-cell office:value-type="string">
            <text:p>throughput(MB/s)</text:p>
          </table:table-cell>
          <table:table-cell office:value-type="string">
            <text:p>slave_count</text:p>
          </table:table-cell>
          <table:table-cell office:value-type="string">
            <text:p>replication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4110376">
            <text:p>4110376</text:p>
          </table:table-cell>
          <table:table-cell office:value-type="float" office:value="83.54">
            <text:p>83.54</text:p>
          </table:table-cell>
          <table:table-cell office:value-type="float" office:value="48.0493064699545">
            <text:p>48.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4110376">
            <text:p>4110376</text:p>
          </table:table-cell>
          <table:table-cell office:value-type="float" office:value="78.49">
            <text:p>78.49</text:p>
          </table:table-cell>
          <table:table-cell office:value-type="float" office:value="51.14077032106">
            <text:p>51.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4110376">
            <text:p>4110376</text:p>
          </table:table-cell>
          <table:table-cell office:value-type="float" office:value="77.12">
            <text:p>77.12</text:p>
          </table:table-cell>
          <table:table-cell office:value-type="float" office:value="52.0492617025415">
            <text:p>52.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4110376">
            <text:p>4110376</text:p>
          </table:table-cell>
          <table:table-cell office:value-type="float" office:value="78.49">
            <text:p>78.49</text:p>
          </table:table-cell>
          <table:table-cell office:value-type="float" office:value="51.14077032106">
            <text:p>51.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4110376">
            <text:p>4110376</text:p>
          </table:table-cell>
          <table:table-cell office:value-type="float" office:value="77.99">
            <text:p>77.99</text:p>
          </table:table-cell>
          <table:table-cell office:value-type="float" office:value="51.468637806129">
            <text:p>51.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4110376">
            <text:p>4110376</text:p>
          </table:table-cell>
          <table:table-cell office:value-type="float" office:value="79.41">
            <text:p>79.41</text:p>
          </table:table-cell>
          <table:table-cell office:value-type="float" office:value="50.5482818599673">
            <text:p>50.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4110376">
            <text:p>4110376</text:p>
          </table:table-cell>
          <table:table-cell office:value-type="float" office:value="77.88">
            <text:p>77.88</text:p>
          </table:table-cell>
          <table:table-cell office:value-type="float" office:value="51.5413336222393">
            <text:p>51.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4110376">
            <text:p>4110376</text:p>
          </table:table-cell>
          <table:table-cell office:value-type="float" office:value="79.38">
            <text:p>79.38</text:p>
          </table:table-cell>
          <table:table-cell office:value-type="float" office:value="50.5673855190224">
            <text:p>50.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4110376">
            <text:p>4110376</text:p>
          </table:table-cell>
          <table:table-cell office:value-type="float" office:value="77.41">
            <text:p>77.41</text:p>
          </table:table-cell>
          <table:table-cell office:value-type="float" office:value="51.8542702816174">
            <text:p>51.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4110376">
            <text:p>4110376</text:p>
          </table:table-cell>
          <table:table-cell office:value-type="float" office:value="77.95">
            <text:p>77.95</text:p>
          </table:table-cell>
          <table:table-cell office:value-type="float" office:value="51.4950489095574">
            <text:p>51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4110376">
            <text:p>4110376</text:p>
          </table:table-cell>
          <table:table-cell office:value-type="float" office:value="80.97">
            <text:p>80.97</text:p>
          </table:table-cell>
          <table:table-cell office:value-type="float" office:value="49.5743986970483">
            <text:p>49.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4110376">
            <text:p>4110376</text:p>
          </table:table-cell>
          <table:table-cell office:value-type="float" office:value="78.4">
            <text:p>78.4</text:p>
          </table:table-cell>
          <table:table-cell office:value-type="float" office:value="51.1994778380102">
            <text:p>51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4110376">
            <text:p>4110376</text:p>
          </table:table-cell>
          <table:table-cell office:value-type="float" office:value="71.862">
            <text:p>71.86</text:p>
          </table:table-cell>
          <table:table-cell office:value-type="float" office:value="55.857603">
            <text:p>55.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4110376">
            <text:p>4110376</text:p>
          </table:table-cell>
          <table:table-cell office:value-type="float" office:value="69.395">
            <text:p>69.4</text:p>
          </table:table-cell>
          <table:table-cell office:value-type="float" office:value="57.843347">
            <text:p>57.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4110376">
            <text:p>4110376</text:p>
          </table:table-cell>
          <table:table-cell office:value-type="float" office:value="71.846">
            <text:p>71.85</text:p>
          </table:table-cell>
          <table:table-cell office:value-type="float" office:value="55.870042">
            <text:p>55.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4110376">
            <text:p>4110376</text:p>
          </table:table-cell>
          <table:table-cell office:value-type="float" office:value="69.219">
            <text:p>69.22</text:p>
          </table:table-cell>
          <table:table-cell office:value-type="float" office:value="57.990423">
            <text:p>57.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4110376">
            <text:p>4110376</text:p>
          </table:table-cell>
          <table:table-cell office:value-type="float" office:value="69.79">
            <text:p>69.79</text:p>
          </table:table-cell>
          <table:table-cell office:value-type="float" office:value="57.515963">
            <text:p>57.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4110376">
            <text:p>4110376</text:p>
          </table:table-cell>
          <table:table-cell office:value-type="float" office:value="70.668">
            <text:p>70.67</text:p>
          </table:table-cell>
          <table:table-cell office:value-type="float" office:value="56.801368">
            <text:p>56.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4110376">
            <text:p>4110376</text:p>
          </table:table-cell>
          <table:table-cell office:value-type="float" office:value="70.164">
            <text:p>70.16</text:p>
          </table:table-cell>
          <table:table-cell office:value-type="float" office:value="57.209382">
            <text:p>57.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4110376">
            <text:p>4110376</text:p>
          </table:table-cell>
          <table:table-cell office:value-type="float" office:value="71.676">
            <text:p>71.68</text:p>
          </table:table-cell>
          <table:table-cell office:value-type="float" office:value="56.002554">
            <text:p>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4110376">
            <text:p>4110376</text:p>
          </table:table-cell>
          <table:table-cell office:value-type="float" office:value="73.921">
            <text:p>73.92</text:p>
          </table:table-cell>
          <table:table-cell office:value-type="float" office:value="54.301742">
            <text:p>54.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4110376">
            <text:p>4110376</text:p>
          </table:table-cell>
          <table:table-cell office:value-type="float" office:value="71.489">
            <text:p>71.49</text:p>
          </table:table-cell>
          <table:table-cell office:value-type="float" office:value="56.149045">
            <text:p>56.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4110376">
            <text:p>4110376</text:p>
          </table:table-cell>
          <table:table-cell office:value-type="float" office:value="69.501">
            <text:p>69.5</text:p>
          </table:table-cell>
          <table:table-cell office:value-type="float" office:value="57.755127">
            <text:p>57.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4110376">
            <text:p>4110376</text:p>
          </table:table-cell>
          <table:table-cell office:value-type="float" office:value="71.113">
            <text:p>71.11</text:p>
          </table:table-cell>
          <table:table-cell office:value-type="float" office:value="56.445925">
            <text:p>56.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4" table:number-rows-spanned="1">
            <text:p>Read Throughput (MB/s)</text:p>
          </table:table-cell>
          <table:covered-table-cell table:style-name="ce7"/>
          <table:covered-table-cell table:style-name="ce8"/>
          <table:covered-table-cell table:style-name="ce9"/>
          <table:table-cell table:number-columns-repeated="3"/>
        </table:table-row>
        <table:table-row table:style-name="ro3">
          <table:table-cell/>
          <table:table-cell table:style-name="ce3" office:value-type="string">
            <text:p>Block Size</text:p>
          </table:table-cell>
          <table:table-cell table:style-name="ce3" office:value-type="string">
            <text:p>fuse-dfs</text:p>
          </table:table-cell>
          <table:table-cell table:style-name="ce3" office:value-type="string">
            <text:p>hdfs-java</text:p>
          </table:table-cell>
          <table:table-cell table:style-name="ce3" office:value-type="string">
            <text:p>% slowdown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48.0493064699545">
            <text:p>48.05</text:p>
          </table:table-cell>
          <table:table-cell table:style-name="ce4" office:value-type="float" office:value="55.857603">
            <text:p>55.86</text:p>
          </table:table-cell>
          <table:table-cell table:style-name="ce10" table:formula="of:=(1-([.C34]/[.D34]))*100" office:value-type="float" office:value="13.9789323398741">
            <text:p>13.98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office:value-type="float" office:value="51.14077032106">
            <text:p>51.14</text:p>
          </table:table-cell>
          <table:table-cell table:style-name="ce4" office:value-type="float" office:value="57.843347">
            <text:p>57.84</text:p>
          </table:table-cell>
          <table:table-cell table:style-name="ce4" table:formula="of:=(1-([.C35]/[.D35]))*100" office:value-type="float" office:value="11.5874634276263">
            <text:p>11.5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office:value-type="float" office:value="52.0492617025415">
            <text:p>52.05</text:p>
          </table:table-cell>
          <table:table-cell table:style-name="ce4" office:value-type="float" office:value="55.870042">
            <text:p>55.87</text:p>
          </table:table-cell>
          <table:table-cell table:style-name="ce4" table:formula="of:=(1-([.C36]/[.D36]))*100" office:value-type="float" office:value="6.83869236657905">
            <text:p>6.84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32">
            <text:p>32</text:p>
          </table:table-cell>
          <table:table-cell table:style-name="ce4" office:value-type="float" office:value="51.14077032106">
            <text:p>51.14</text:p>
          </table:table-cell>
          <table:table-cell table:style-name="ce4" office:value-type="float" office:value="57.990423">
            <text:p>57.99</text:p>
          </table:table-cell>
          <table:table-cell table:style-name="ce4" table:formula="of:=(1-([.C37]/[.D37]))*100" office:value-type="float" office:value="11.8116963536203">
            <text:p>11.8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64">
            <text:p>64</text:p>
          </table:table-cell>
          <table:table-cell table:style-name="ce4" office:value-type="float" office:value="51.468637806129">
            <text:p>51.47</text:p>
          </table:table-cell>
          <table:table-cell table:style-name="ce4" office:value-type="float" office:value="57.515963">
            <text:p>57.52</text:p>
          </table:table-cell>
          <table:table-cell table:style-name="ce4" table:formula="of:=(1-([.C38]/[.D38]))*100" office:value-type="float" office:value="10.514168377692">
            <text:p>10.5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28">
            <text:p>128</text:p>
          </table:table-cell>
          <table:table-cell table:style-name="ce4" office:value-type="float" office:value="50.5482818599673">
            <text:p>50.55</text:p>
          </table:table-cell>
          <table:table-cell table:style-name="ce4" office:value-type="float" office:value="56.801368">
            <text:p>56.8</text:p>
          </table:table-cell>
          <table:table-cell table:style-name="ce4" table:formula="of:=(1-([.C39]/[.D39]))*100" office:value-type="float" office:value="11.0086893330329">
            <text:p>11.0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56">
            <text:p>256</text:p>
          </table:table-cell>
          <table:table-cell table:style-name="ce4" office:value-type="float" office:value="51.5413336222393">
            <text:p>51.54</text:p>
          </table:table-cell>
          <table:table-cell table:style-name="ce4" office:value-type="float" office:value="57.209382">
            <text:p>57.21</text:p>
          </table:table-cell>
          <table:table-cell table:style-name="ce4" table:formula="of:=(1-([.C40]/[.D40]))*100" office:value-type="float" office:value="9.90755043947277">
            <text:p>9.9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512">
            <text:p>512</text:p>
          </table:table-cell>
          <table:table-cell table:style-name="ce4" office:value-type="float" office:value="50.5673855190224">
            <text:p>50.57</text:p>
          </table:table-cell>
          <table:table-cell table:style-name="ce4" office:value-type="float" office:value="56.002554">
            <text:p>56</text:p>
          </table:table-cell>
          <table:table-cell table:style-name="ce4" table:formula="of:=(1-([.C41]/[.D41]))*100" office:value-type="float" office:value="9.70521537460163">
            <text:p>9.7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024">
            <text:p>1024</text:p>
          </table:table-cell>
          <table:table-cell table:style-name="ce4" office:value-type="float" office:value="51.8542702816174">
            <text:p>51.85</text:p>
          </table:table-cell>
          <table:table-cell table:style-name="ce4" office:value-type="float" office:value="54.301742">
            <text:p>54.3</text:p>
          </table:table-cell>
          <table:table-cell table:style-name="ce4" table:formula="of:=(1-([.C42]/[.D42]))*100" office:value-type="float" office:value="4.50716980383914">
            <text:p>4.5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48">
            <text:p>2048</text:p>
          </table:table-cell>
          <table:table-cell table:style-name="ce4" office:value-type="float" office:value="51.4950489095574">
            <text:p>51.5</text:p>
          </table:table-cell>
          <table:table-cell table:style-name="ce4" office:value-type="float" office:value="56.149045">
            <text:p>56.15</text:p>
          </table:table-cell>
          <table:table-cell table:style-name="ce4" table:formula="of:=(1-([.C43]/[.D43]))*100" office:value-type="float" office:value="8.2886469225658">
            <text:p>8.2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4096">
            <text:p>4096</text:p>
          </table:table-cell>
          <table:table-cell table:style-name="ce4" office:value-type="float" office:value="49.5743986970483">
            <text:p>49.57</text:p>
          </table:table-cell>
          <table:table-cell table:style-name="ce4" office:value-type="float" office:value="57.755127">
            <text:p>57.76</text:p>
          </table:table-cell>
          <table:table-cell table:style-name="ce4" table:formula="of:=(1-([.C44]/[.D44]))*100" office:value-type="float" office:value="14.1645057813685">
            <text:p>14.16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8192">
            <text:p>8192</text:p>
          </table:table-cell>
          <table:table-cell table:style-name="ce5" office:value-type="float" office:value="51.1994778380102">
            <text:p>51.2</text:p>
          </table:table-cell>
          <table:table-cell table:style-name="ce5" office:value-type="float" office:value="56.445925">
            <text:p>56.45</text:p>
          </table:table-cell>
          <table:table-cell table:style-name="ce5" table:formula="of:=(1-([.C45]/[.D45]))*100" office:value-type="float" office:value="9.29464290290185">
            <text:p>9.29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>
            <text:p>test_name</text:p>
          </table:table-cell>
          <table:table-cell office:value-type="string">
            <text:p>direction</text:p>
          </table:table-cell>
          <table:table-cell office:value-type="string">
            <text:p>block_size(KB)</text:p>
          </table:table-cell>
          <table:table-cell office:value-type="string">
            <text:p>TESTSIZE(KB)</text:p>
          </table:table-cell>
          <table:table-cell office:value-type="string">
            <text:p>transfer_time(secs)</text:p>
          </table:table-cell>
          <table:table-cell office:value-type="string">
            <text:p>throughput(MB/s)</text:p>
          </table:table-cell>
          <table:table-cell office:value-type="string">
            <text:p>slave_count</text:p>
          </table:table-cell>
          <table:table-cell office:value-type="string">
            <text:p>replication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4110376">
            <text:p>4110376</text:p>
          </table:table-cell>
          <table:table-cell office:value-type="float" office:value="67.8">
            <text:p>67.8</text:p>
          </table:table-cell>
          <table:table-cell office:value-type="float" office:value="59.2041159660767">
            <text:p>59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4110376">
            <text:p>4110376</text:p>
          </table:table-cell>
          <table:table-cell office:value-type="float" office:value="62.56">
            <text:p>62.56</text:p>
          </table:table-cell>
          <table:table-cell office:value-type="float" office:value="64.1630284926471">
            <text:p>64.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4110376">
            <text:p>4110376</text:p>
          </table:table-cell>
          <table:table-cell office:value-type="float" office:value="62.72">
            <text:p>62.72</text:p>
          </table:table-cell>
          <table:table-cell office:value-type="float" office:value="63.9993472975128">
            <text:p>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4110376">
            <text:p>4110376</text:p>
          </table:table-cell>
          <table:table-cell office:value-type="float" office:value="62.6">
            <text:p>62.6</text:p>
          </table:table-cell>
          <table:table-cell office:value-type="float" office:value="64.1220297523962">
            <text:p>64.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4110376">
            <text:p>4110376</text:p>
          </table:table-cell>
          <table:table-cell office:value-type="float" office:value="78.19">
            <text:p>78.19</text:p>
          </table:table-cell>
          <table:table-cell office:value-type="float" office:value="51.3369876262949">
            <text:p>51.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4110376">
            <text:p>4110376</text:p>
          </table:table-cell>
          <table:table-cell office:value-type="float" office:value="61.89">
            <text:p>61.89</text:p>
          </table:table-cell>
          <table:table-cell office:value-type="float" office:value="64.8576355227016">
            <text:p>64.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4110376">
            <text:p>4110376</text:p>
          </table:table-cell>
          <table:table-cell office:value-type="float" office:value="62.17">
            <text:p>62.17</text:p>
          </table:table-cell>
          <table:table-cell office:value-type="float" office:value="64.5655310036995">
            <text:p>64.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4110376">
            <text:p>4110376</text:p>
          </table:table-cell>
          <table:table-cell office:value-type="float" office:value="62.1">
            <text:p>62.1</text:p>
          </table:table-cell>
          <table:table-cell office:value-type="float" office:value="64.6383101851852">
            <text:p>64.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4110376">
            <text:p>4110376</text:p>
          </table:table-cell>
          <table:table-cell office:value-type="float" office:value="62.16">
            <text:p>62.16</text:p>
          </table:table-cell>
          <table:table-cell office:value-type="float" office:value="64.5759179938867">
            <text:p>64.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4110376">
            <text:p>4110376</text:p>
          </table:table-cell>
          <table:table-cell office:value-type="float" office:value="62.76">
            <text:p>62.76</text:p>
          </table:table-cell>
          <table:table-cell office:value-type="float" office:value="63.958557401211">
            <text:p>63.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4110376">
            <text:p>4110376</text:p>
          </table:table-cell>
          <table:table-cell office:value-type="float" office:value="62.41">
            <text:p>62.41</text:p>
          </table:table-cell>
          <table:table-cell office:value-type="float" office:value="64.3172418282327">
            <text:p>64.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4110376">
            <text:p>4110376</text:p>
          </table:table-cell>
          <table:table-cell office:value-type="float" office:value="63.66">
            <text:p>63.66</text:p>
          </table:table-cell>
          <table:table-cell office:value-type="float" office:value="63.0543365142947">
            <text:p>63.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4110376">
            <text:p>4110376</text:p>
          </table:table-cell>
          <table:table-cell office:value-type="float" office:value="61.816">
            <text:p>61.82</text:p>
          </table:table-cell>
          <table:table-cell office:value-type="float" office:value="64.935277">
            <text:p>64.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4110376">
            <text:p>4110376</text:p>
          </table:table-cell>
          <table:table-cell office:value-type="float" office:value="63.443">
            <text:p>63.44</text:p>
          </table:table-cell>
          <table:table-cell office:value-type="float" office:value="63.270007">
            <text:p>63.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4110376">
            <text:p>4110376</text:p>
          </table:table-cell>
          <table:table-cell office:value-type="float" office:value="61.831">
            <text:p>61.83</text:p>
          </table:table-cell>
          <table:table-cell office:value-type="float" office:value="64.919524">
            <text:p>64.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4110376">
            <text:p>4110376</text:p>
          </table:table-cell>
          <table:table-cell office:value-type="float" office:value="62.801">
            <text:p>62.8</text:p>
          </table:table-cell>
          <table:table-cell office:value-type="float" office:value="63.916802">
            <text:p>63.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4110376">
            <text:p>4110376</text:p>
          </table:table-cell>
          <table:table-cell office:value-type="float" office:value="62.944">
            <text:p>62.94</text:p>
          </table:table-cell>
          <table:table-cell office:value-type="float" office:value="63.771592">
            <text:p>63.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4110376">
            <text:p>4110376</text:p>
          </table:table-cell>
          <table:table-cell office:value-type="float" office:value="61.795">
            <text:p>61.8</text:p>
          </table:table-cell>
          <table:table-cell office:value-type="float" office:value="64.957344">
            <text:p>64.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4110376">
            <text:p>4110376</text:p>
          </table:table-cell>
          <table:table-cell office:value-type="float" office:value="62.829">
            <text:p>62.83</text:p>
          </table:table-cell>
          <table:table-cell office:value-type="float" office:value="63.888317">
            <text:p>63.8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4110376">
            <text:p>4110376</text:p>
          </table:table-cell>
          <table:table-cell office:value-type="float" office:value="63.059">
            <text:p>63.06</text:p>
          </table:table-cell>
          <table:table-cell office:value-type="float" office:value="63.655292">
            <text:p>63.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4110376">
            <text:p>4110376</text:p>
          </table:table-cell>
          <table:table-cell office:value-type="float" office:value="64.679">
            <text:p>64.68</text:p>
          </table:table-cell>
          <table:table-cell office:value-type="float" office:value="62.060933">
            <text:p>62.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4110376">
            <text:p>4110376</text:p>
          </table:table-cell>
          <table:table-cell office:value-type="float" office:value="62.075">
            <text:p>62.08</text:p>
          </table:table-cell>
          <table:table-cell office:value-type="float" office:value="64.664343">
            <text:p>64.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4110376">
            <text:p>4110376</text:p>
          </table:table-cell>
          <table:table-cell office:value-type="float" office:value="61.831">
            <text:p>61.83</text:p>
          </table:table-cell>
          <table:table-cell office:value-type="float" office:value="64.919524">
            <text:p>64.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dfs-java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4110376">
            <text:p>4110376</text:p>
          </table:table-cell>
          <table:table-cell office:value-type="float" office:value="62.155">
            <text:p>62.16</text:p>
          </table:table-cell>
          <table:table-cell office:value-type="float" office:value="64.581113">
            <text:p>64.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6"/>
          <table:table-cell table:style-name="ce7" office:value-type="string" table:number-columns-spanned="2" table:number-rows-spanned="1">
            <text:p>Write Throughput (MB/s)</text:p>
          </table:table-cell>
          <table:covered-table-cell table:style-name="ce8"/>
          <table:table-cell table:style-name="ce9"/>
          <table:table-cell table:number-columns-repeated="3"/>
        </table:table-row>
        <table:table-row table:style-name="ro3">
          <table:table-cell/>
          <table:table-cell table:style-name="ce3" office:value-type="string">
            <text:p>Block Size</text:p>
          </table:table-cell>
          <table:table-cell table:style-name="ce3" office:value-type="string">
            <text:p>fuse-dfs</text:p>
          </table:table-cell>
          <table:table-cell table:style-name="ce3" office:value-type="string">
            <text:p>hdfs-java</text:p>
          </table:table-cell>
          <table:table-cell table:style-name="ce3" office:value-type="string">
            <text:p>% slowdown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59.2041159660767">
            <text:p>59.2</text:p>
          </table:table-cell>
          <table:table-cell table:style-name="ce4" office:value-type="float" office:value="64.935277">
            <text:p>64.94</text:p>
          </table:table-cell>
          <table:table-cell table:style-name="ce4" table:formula="of:=(1-([.C81]/[.D81]))*100" office:value-type="float" office:value="8.82595916842442">
            <text:p>8.8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office:value-type="float" office:value="64.1630284926471">
            <text:p>64.16</text:p>
          </table:table-cell>
          <table:table-cell table:style-name="ce4" office:value-type="float" office:value="63.270007">
            <text:p>63.27</text:p>
          </table:table-cell>
          <table:table-cell table:style-name="ce4" table:formula="of:=(1-([.C82]/[.D82]))*100" office:value-type="float" office:value="-1.41144522498164">
            <text:p>-1.4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office:value-type="float" office:value="63.9993472975128">
            <text:p>64</text:p>
          </table:table-cell>
          <table:table-cell table:style-name="ce4" office:value-type="float" office:value="64.919524">
            <text:p>64.92</text:p>
          </table:table-cell>
          <table:table-cell table:style-name="ce4" table:formula="of:=(1-([.C83]/[.D83]))*100" office:value-type="float" office:value="1.41741135145605">
            <text:p>1.4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32">
            <text:p>32</text:p>
          </table:table-cell>
          <table:table-cell table:style-name="ce4" office:value-type="float" office:value="64.1220297523962">
            <text:p>64.12</text:p>
          </table:table-cell>
          <table:table-cell table:style-name="ce4" office:value-type="float" office:value="63.916802">
            <text:p>63.92</text:p>
          </table:table-cell>
          <table:table-cell table:style-name="ce4" table:formula="of:=(1-([.C84]/[.D84]))*100" office:value-type="float" office:value="-0.321085764579032">
            <text:p>-0.3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64">
            <text:p>64</text:p>
          </table:table-cell>
          <table:table-cell table:style-name="ce4" office:value-type="float" office:value="51.3369876262949">
            <text:p>51.34</text:p>
          </table:table-cell>
          <table:table-cell table:style-name="ce4" office:value-type="float" office:value="63.771592">
            <text:p>63.77</text:p>
          </table:table-cell>
          <table:table-cell table:style-name="ce4" table:formula="of:=(1-([.C85]/[.D85]))*100" office:value-type="float" office:value="19.4986576055763">
            <text:p>19.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28">
            <text:p>128</text:p>
          </table:table-cell>
          <table:table-cell table:style-name="ce4" office:value-type="float" office:value="64.8576355227016">
            <text:p>64.86</text:p>
          </table:table-cell>
          <table:table-cell table:style-name="ce4" office:value-type="float" office:value="64.957344">
            <text:p>64.96</text:p>
          </table:table-cell>
          <table:table-cell table:style-name="ce4" table:formula="of:=(1-([.C86]/[.D86]))*100" office:value-type="float" office:value="0.15349839011034">
            <text:p>0.1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56">
            <text:p>256</text:p>
          </table:table-cell>
          <table:table-cell table:style-name="ce4" office:value-type="float" office:value="64.5655310036995">
            <text:p>64.57</text:p>
          </table:table-cell>
          <table:table-cell table:style-name="ce4" office:value-type="float" office:value="63.888317">
            <text:p>63.89</text:p>
          </table:table-cell>
          <table:table-cell table:style-name="ce4" table:formula="of:=(1-([.C87]/[.D87]))*100" office:value-type="float" office:value="-1.05999662457774">
            <text:p>-1.0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512">
            <text:p>512</text:p>
          </table:table-cell>
          <table:table-cell table:style-name="ce4" office:value-type="float" office:value="64.6383101851852">
            <text:p>64.64</text:p>
          </table:table-cell>
          <table:table-cell table:style-name="ce4" office:value-type="float" office:value="63.655292">
            <text:p>63.66</text:p>
          </table:table-cell>
          <table:table-cell table:style-name="ce4" table:formula="of:=(1-([.C88]/[.D88]))*100" office:value-type="float" office:value="-1.54428352191862">
            <text:p>-1.54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024">
            <text:p>1024</text:p>
          </table:table-cell>
          <table:table-cell table:style-name="ce4" office:value-type="float" office:value="64.5759179938867">
            <text:p>64.58</text:p>
          </table:table-cell>
          <table:table-cell table:style-name="ce4" office:value-type="float" office:value="62.060933">
            <text:p>62.06</text:p>
          </table:table-cell>
          <table:table-cell table:style-name="ce4" table:formula="of:=(1-([.C89]/[.D89]))*100" office:value-type="float" office:value="-4.05244470605486">
            <text:p>-4.0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48">
            <text:p>2048</text:p>
          </table:table-cell>
          <table:table-cell table:style-name="ce4" office:value-type="float" office:value="63.958557401211">
            <text:p>63.96</text:p>
          </table:table-cell>
          <table:table-cell table:style-name="ce4" office:value-type="float" office:value="64.664343">
            <text:p>64.66</text:p>
          </table:table-cell>
          <table:table-cell table:style-name="ce4" table:formula="of:=(1-([.C90]/[.D90]))*100" office:value-type="float" office:value="1.09146024848508">
            <text:p>1.0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4096">
            <text:p>4096</text:p>
          </table:table-cell>
          <table:table-cell table:style-name="ce4" office:value-type="float" office:value="64.3172418282327">
            <text:p>64.32</text:p>
          </table:table-cell>
          <table:table-cell table:style-name="ce4" office:value-type="float" office:value="64.919524">
            <text:p>64.92</text:p>
          </table:table-cell>
          <table:table-cell table:style-name="ce4" table:formula="of:=(1-([.C91]/[.D91]))*100" office:value-type="float" office:value="0.927736580088512">
            <text:p>0.93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8192">
            <text:p>8192</text:p>
          </table:table-cell>
          <table:table-cell table:style-name="ce5" office:value-type="float" office:value="63.0543365142947">
            <text:p>63.05</text:p>
          </table:table-cell>
          <table:table-cell table:style-name="ce5" office:value-type="float" office:value="64.581113">
            <text:p>64.58</text:p>
          </table:table-cell>
          <table:table-cell table:style-name="ce5" table:formula="of:=(1-([.C92]/[.D92]))*100" office:value-type="float" office:value="2.36412228712335">
            <text:p>2.36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11/05/2010</text:date>, <text:time>17:4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5T17:36:54</meta:creation-date>
    <dc:date>2010-11-05T17:42:31</dc:date>
    <meta:editing-duration>PT00H05M38S</meta:editing-duration>
    <meta:editing-cycles>3</meta:editing-cycles>
    <meta:generator>OpenOffice.org/3.0$Linux OpenOffice.org_project/300m15$Build-9379</meta:generator>
    <meta:document-statistic meta:table-count="1" meta:cell-count="507" meta:object-count="0"/>
    <meta:user-defined meta:name="Info 1"/>
    <meta:user-defined meta:name="Info 2"/>
    <meta:user-defined meta:name="Info 3"/>
    <meta:user-defined meta:name="Info 4"/>
  </office:meta>
</office:document-meta>
</file>